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ＭＳ Ｐ明朝" svg:font-family="ＭＳ Ｐ明朝" style:font-family-generic="system" style:font-pitch="variable"/>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ＭＳ Ｐゴシック" svg:font-family="ＭＳ Ｐゴシック"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text-underline-type="single" style:text-underline-style="solid" style:text-underline-width="auto" style:text-underline-mode="continuous"/>
    </style:style>
    <style:style style:name="P2" style:parent-style-name="Standard" style:family="paragraph">
      <style:paragraph-properties fo:text-align="center"/>
      <style:text-properties style:text-underline-type="single" style:text-underline-style="solid" style:text-underline-width="auto" style:text-underline-mode="continuous"/>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office:automatic-styles>
  <office:body>
    <office:text text:use-soft-page-breaks="true">
      <text:p text:style-name="P1">Personal Reflective Report – krf</text:p>
      <text:p text:style-name="P2"/>
      <text:p text:style-name="P3">From the beginning to the end, the amazing teamwork within out group never faltered. It was an amazing group to have the pleasure of working with and,<text:s/>in the end, no one person should take the blame<text:s/>for the project not reaching its full potential.</text:p>
      <text:p text:style-name="P4"/>
      <text:p text:style-name="P5">Chris was an impressive team leader, always ready to motivate and drive the team forward. All the meetings were led well by him<text:s/>or Ed if Chris was ill and unable to attend. They both had clear agendas of what that meeting was needed for and how it was going to be structured. The three main coders (Jacob, Ivan and Rich) worked extremely hard to get the program working. Jacob had the backend of the program completed in advance and made a move to work on the server to server interaction. Rich did the entirety of the HTML,<text:s/>CSS and JavaScript needed to make the website look and feel as good as possible. The final designs were amazing and the website looked professional. Ivan worked alone on the servlets, taking the time to<text:s/>learn how to implement them properly. This was however where we could have performed better. The servlets were a tremendous task for one person, which was something we have only now realized in hindsight. There is no doubt that if another member of the team had been assigned to servlets and assisted Ivan, the program would have been fully functional. I worked as main tester for the group and attempted to assist the coders as best as possible to insure<text:s/>that the final system testing would be as complete as possible. However I have no experience in servlets and was unable to help where it was most needed.</text:p>
      <text:p text:style-name="P6"/>
      <text:p text:style-name="P7">Ollie, Sam, Ed, myself and Chris have worked incredibly hard on the documentation, making it neat, professional and up to the standards of the QA documents. We have worked just as hard as the coders, even if our efforts may seem small in comparison to the task that was the program, and should be commended just as highly as the coders.</text:p>
      <text:p text:style-name="P8"/>
      <text:p text:style-name="P9">The most important<text:s/>thing I have learned from this is that no matter the hardships we face, it is better not to fall apart and bicker. I am extremely proud that at the end of this, we were still a solid team and did not blame one person for the limited functionality of the program. We shall learn from these mistakes, having been out first major project, and we shall grow because of the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ＭＳ Ｐ明朝" svg:font-family="ＭＳ Ｐ明朝" style:font-family-generic="system" style:font-pitch="variable"/>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ＭＳ Ｐゴシック" svg:font-family="ＭＳ Ｐゴシック"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ＭＳ Ｐ明朝"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ja" style:country-asian="JP"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ＭＳ Ｐゴシック"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it Farmer</meta:initial-creator>
    <dc:creator>Ollie Roe</dc:creator>
    <meta:creation-date>2013-02-07T12:59:00Z</meta:creation-date>
    <dc:date>2013-02-13T20:58:00Z</dc:date>
    <meta:template xlink:href="Normal" xlink:type="simple"/>
    <meta:editing-cycles>1</meta:editing-cycles>
    <meta:editing-duration>PT1560S</meta:editing-duration>
    <meta:document-statistic meta:page-count="1" meta:paragraph-count="4" meta:word-count="350" meta:character-count="2346" meta:row-count="16" meta:non-whitespace-character-count="2000"/>
  </office:meta>
</office:document-meta>
</file>